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>
            <text:p>Hydraulics and Fluid Mechanics Lab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1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2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3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4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5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6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7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8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9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10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ve user</meta:initial-creator>
    <meta:creation-date>2014-06-19T22:43:10</meta:creation-date>
    <dc:date>2014-06-19T22:45:28</dc:date>
    <dc:creator>Live user</dc:creator>
    <meta:editing-duration>P0D</meta:editing-duration>
    <meta:editing-cycles>1</meta:editing-cycles>
    <meta:document-statistic meta:table-count="1" meta:cell-count="31" meta:object-count="0"/>
    <meta:generator>LibreOffice/3.6$Linux_x86 LibreOffice_project/360m1$Build-2</meta:generator>
  </office:meta>
</office:document-meta>
</file>